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Array.add( String value , String la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Arra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Array.getStructure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Array.getLangValue( String lang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4">
            <text:p text:style-name="Table_20_Contents">24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MPArray.XMPArray( XMPArray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Array.getValue( int 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Array.toObject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MPArray.getSimpleValu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PArray.getParentLanguage( String la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PArray.add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PArray.removeLangValue( String lan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PArray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Array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Array.toSAX( ContentHandler 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